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332" officeooo:paragraph-rsid="001bd332"/>
    </style:style>
    <style:style style:name="P2" style:family="paragraph" style:parent-style-name="Standard">
      <style:text-properties officeooo:rsid="001dc0b6" officeooo:paragraph-rsid="001dc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khalman</text:p>
      <text:p text:style-name="P1">Artificial intelligence for robotics - Udacity</text:p>
      <text:p text:style-name="P1"><text:a xlink:type="simple" xlink:href="https://classroom.udacity.com/courses/cs373/lessons/48739381/concepts/487350240923" text:style-name="Internet_20_link" text:visited-style-name="Visited_20_Internet_20_Link">https://classroom.udacity.com/courses/cs373/lessons/48739381/concepts/487350240923</text:a></text:p>
      <text:p text:style-name="P1"/>
      <text:p text:style-name="P2">1 ) LOCALIZACIÓN</text:p>
      <text:p text:style-name="P2">Un GPS tiene una incertidumbre de 2-10 m. Esto resulta un problema si es que se quiere mayor precisión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3:22:24.763420635</meta:creation-date>
    <dc:date>2018-08-30T23:50:17.449662644</dc:date>
    <meta:editing-duration>PT27M55S</meta:editing-duration>
    <meta:editing-cycles>2</meta:editing-cycles>
    <meta:generator>LibreOffice/6.0.5.2$Linux_x86 LibreOffice_project/54c8cbb85f300ac59db32fe8a675ff7683cd5a16</meta:generator>
    <meta:document-statistic meta:table-count="0" meta:image-count="0" meta:object-count="0" meta:page-count="1" meta:paragraph-count="5" meta:word-count="32" meta:character-count="263" meta:non-whitespace-character-count="236"/>
  </office:meta>
</office:document-meta>
</file>